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marker-start="Arrow" draw:marker-start-width="0.2cm" draw:marker-end="Arrow" draw:marker-end-width="0.2cm" draw:fill="none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marker-start="Arrow" draw:marker-start-width="0.2cm" draw:marker-end="Arrow" draw:marker-end-width="0.2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494cm"/>
    </style:style>
    <style:style style:name="gr11" style:family="graphic" style:parent-style-name="standard">
      <style:graphic-properties draw:stroke="dash" draw:stroke-dash="Fine_20_Dashed" draw:marker-start="Arrow" draw:marker-start-width="0.3cm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  <style:text-properties fo:font-family="'Palatino Linotype'" style:font-style-name="Standard" style:font-family-generic="roman" style:font-pitch="variable" fo:font-size="12pt" style:font-size-asian="18pt" style:font-size-complex="18pt"/>
    </style:style>
    <style:style style:name="P2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12pt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2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12pt" style:font-size-asian="18pt" style:font-size-complex="18pt"/>
    </style:style>
    <style:style style:name="T1" style:family="text">
      <style:text-properties fo:font-family="'Palatino Linotype'" style:font-style-name="Standard" style:font-family-generic="roman" style:font-pitch="variable" fo:font-size="12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onnector draw:style-name="gr1" draw:text-style-name="P1" draw:layer="layout" draw:type="line" svg:x1="15cm" svg:y1="6.275cm" svg:x2="17.291cm" svg:y2="6.275cm">
          <text:p text:style-name="P6"/>
        </draw:connector>
        <draw:connector draw:style-name="gr2" draw:text-style-name="P1" draw:layer="layout" draw:type="line" svg:x1="15.046cm" svg:y1="7.19cm" svg:x2="17.303cm" svg:y2="7.183cm">
          <text:p text:style-name="P6"/>
        </draw:connector>
        <draw:frame draw:style-name="gr3" draw:text-style-name="P2" draw:layer="layout" svg:width="4cm" svg:height="1.25cm" svg:x="17.505cm" svg:y="5.8cm">
          <draw:text-box>
            <text:p text:style-name="P2">Audiostrom</text:p>
          </draw:text-box>
        </draw:frame>
        <draw:frame draw:style-name="gr3" draw:text-style-name="P2" draw:layer="layout" svg:width="4.5cm" svg:height="1.25cm" svg:x="17.505cm" svg:y="6.75cm">
          <draw:text-box>
            <text:p text:style-name="P2">Signalisierung</text:p>
          </draw:text-box>
        </draw:frame>
        <draw:rect draw:style-name="gr4" draw:text-style-name="P3" draw:layer="layout" svg:width="1cm" svg:height="1cm" svg:x="15.7cm" svg:y="4.5cm">
          <text:p text:style-name="P6"/>
        </draw:rect>
        <draw:frame draw:style-name="gr5" draw:text-style-name="P2" draw:layer="layout" svg:width="1.955cm" svg:height="1cm" svg:x="17.505cm" svg:y="4.5cm">
          <draw:text-box>
            <text:p text:style-name="P2">Client</text:p>
          </draw:text-box>
        </draw:frame>
        <draw:custom-shape draw:style-name="gr6" draw:text-style-name="P4" draw:layer="layout" svg:width="1cm" svg:height="1.1cm" svg:x="15.7cm" svg:y="2.9cm">
          <text:p text:style-name="P6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2" draw:layer="layout" svg:width="2.1cm" svg:height="1cm" svg:x="17.5cm" svg:y="3cm">
          <draw:text-box>
            <text:p text:style-name="P2">Server</text:p>
          </draw:text-box>
        </draw:frame>
        <draw:rect draw:style-name="gr7" draw:text-style-name="P3" draw:layer="layout" svg:width="1cm" svg:height="0.5cm" svg:x="15.74cm" svg:y="1.9cm">
          <text:p text:style-name="P6"/>
        </draw:rect>
        <draw:frame draw:style-name="gr5" draw:text-style-name="P2" draw:layer="layout" svg:width="3.1cm" svg:height="1cm" svg:x="17.5cm" svg:y="1.74cm">
          <draw:text-box>
            <text:p text:style-name="P2">Komponente</text:p>
          </draw:text-box>
        </draw:frame>
        <draw:g>
          <draw:rect draw:style-name="gr4" draw:text-style-name="P3" draw:id="id3" draw:layer="layout" svg:width="2.315cm" svg:height="2.315cm" svg:x="6.684cm" svg:y="1.942cm">
            <text:p text:style-name="P5"><text:span text:style-name="T1">Client</text:span></text:p>
          </draw:rect>
          <draw:rect draw:style-name="gr7" draw:text-style-name="P3" draw:id="id1" draw:layer="layout" svg:width="1.543cm" svg:height="0.772cm" svg:x="7.07cm" svg:y="2.713cm">
            <text:p text:style-name="P5"><text:span text:style-name="T1">Mixer</text:span></text:p>
          </draw:rect>
          <draw:rect draw:style-name="gr4" draw:text-style-name="P3" draw:id="id5" draw:layer="layout" svg:width="2.315cm" svg:height="2.315cm" svg:x="12.085cm" svg:y="1.942cm">
            <text:p text:style-name="P5"><text:span text:style-name="T1">Client</text:span></text:p>
          </draw:rect>
          <draw:rect draw:style-name="gr7" draw:text-style-name="P3" draw:id="id2" draw:layer="layout" svg:width="1.543cm" svg:height="0.772cm" svg:x="12.471cm" svg:y="2.713cm">
            <text:p text:style-name="P5"><text:span text:style-name="T1">Mixer</text:span></text:p>
          </draw:rect>
          <draw:custom-shape draw:style-name="gr8" draw:text-style-name="P1" draw:layer="layout" svg:width="2.315cm" svg:height="3.086cm" svg:x="9.285cm" svg:y="4.914cm">
            <text:p text:style-name="P6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rect draw:style-name="gr4" draw:text-style-name="P3" draw:id="id4" draw:layer="layout" svg:width="1.543cm" svg:height="0.772cm" svg:x="9.671cm" svg:y="6.657cm">
            <text:p text:style-name="P5"><text:span text:style-name="T1">Konf</text:span></text:p>
          </draw:rect>
          <draw:connector draw:style-name="gr9" draw:text-style-name="P1" draw:layer="layout" svg:x1="8.613cm" svg:y1="3.099cm" svg:x2="12.471cm" svg:y2="3.099cm" draw:start-shape="id1" draw:start-glue-point="1" draw:end-shape="id2">
            <text:p text:style-name="P6"/>
          </draw:connector>
          <draw:frame draw:style-name="gr10" draw:text-style-name="P7" draw:layer="layout" svg:width="1.929cm" svg:height="0.819cm" svg:x="9.828cm" svg:y="4.219cm">
            <draw:text-box>
              <text:p text:style-name="P6"><text:span text:style-name="T1">1...N</text:span></text:p>
            </draw:text-box>
          </draw:frame>
          <draw:connector draw:style-name="gr11" draw:text-style-name="P1" draw:layer="layout" draw:type="line" svg:x1="7.841cm" svg:y1="4.257cm" svg:x2="9.671cm" svg:y2="7.043cm" draw:start-shape="id3" draw:start-glue-point="2" draw:end-shape="id4" draw:end-glue-point="3">
            <text:p text:style-name="P6"/>
          </draw:connector>
          <draw:connector draw:style-name="gr11" draw:text-style-name="P1" draw:layer="layout" draw:type="line" svg:x1="11.214cm" svg:y1="7.043cm" svg:x2="13.242cm" svg:y2="4.257cm" draw:start-shape="id4" draw:start-glue-point="1" draw:end-shape="id5">
            <text:p text:style-name="P6"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creation-date>2008-06-07T13:37:24</meta:creation-date>
    <dc:date>2008-06-07T14:08:01</dc:date>
    <meta:editing-cycles>3</meta:editing-cycles>
    <meta:editing-duration>PT18M3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